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dicatedSortedSet.tailSet( Object from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dicatedSortedSet.decorate( SortedSet set ,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SortedSet.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SortedSet.PredicatedSortedSet( SortedSet set ,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SortedSet.headSet( Object to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edicatedSortedSet.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SortedSet.getSorted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SortedSet.subSet( Object fromElement , Object to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dicatedSortedSet.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